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</text:p>
      <text:p text:style-name="P1">Kolejka,Stos,Lista</text:p>
      <text:p text:style-name="P2">Wojciech Sobieszek</text:p>
      <text:p text:style-name="P2"/>
      <text:p text:style-name="P2">Zadanie: Należało zaimplementować klasy kolejki,stosu oraz listy,a następnie porownac szybkosc wyszukiwania elementu w nich.</text:p>
      <text:p text:style-name="P2"/>
      <text:p text:style-name="P2">Wyniki:</text:p>
      <text:p text:style-name="P2"/>
      <text:p text:style-name="P2"/>
      <text:p text:style-name="P2"><draw:frame draw:style-name="fr1" draw:name="Obiekt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Wnioski:</text:p>
      <text:p text:style-name="P2">Złożoność obliczeniowa O(n):</text:p>
      <text:p text:style-name="P2">kolejka ma szybkość wyszukiwania nie zauważalnie niższa niż stos, przy czym lista radzi sobie z tym zadaniem o wiele sprawniej.</text:p>
      <text:p text:style-name="P2">Lista= n</text:p>
      <text:p text:style-name="P2">kolejka/stos=n^2</text:p>
      <text:p text:style-name="P2"/>
      <text:p text:style-name="P2">Badania były przeprowadzone szukajac dla kolejki i stosu pierwszego dodanego elementu, a dla listy ostatniego elemen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ojciech Sobieszek</meta:initial-creator>
    <meta:creation-date>2017-05-31T19:46:16.05</meta:creation-date>
    <meta:document-statistic meta:table-count="0" meta:image-count="0" meta:object-count="1" meta:page-count="1" meta:paragraph-count="11" meta:word-count="62" meta:character-count="485"/>
    <dc:date>2017-05-31T19:52:00.97</dc:date>
    <dc:creator>Wojciech Sobieszek</dc:creator>
    <meta:editing-duration>PT5M45S</meta:editing-duration>
    <meta:editing-cycles>1</meta:editing-cycles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464cm" svg:y="3.663cm" style:legend-expansion="high" chart:style-name="ch2"/>
        <chart:plot-area chart:style-name="ch3" chart:data-source-has-labels="both" svg:x="0.769cm" svg:y="0.851cm" svg:width="12.057cm" svg:height="7.549cm">
          <chartooo:coordinate-region svg:x="1.496cm" svg:y="1.063cm" svg:width="10.68cm" svg:height="6.664cm"/>
          <chart:axis chart:dimension="x" chart:name="primary-x" chart:style-name="ch4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7" chart:values-cell-range-address="local-table.$D$2:.$D$7" chart:label-cell-address="local-table.$D$1" chart:class="chart:scatter">
            <chart:data-point chart:repeated="6"/>
          </chart:series>
          <chart:series chart:style-name="ch8" chart:values-cell-range-address="local-table.$E$2:.$E$7" chart:label-cell-address="local-table.$E$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ejka </text:p>
              </table:table-cell>
              <table:table-cell office:value-type="string">
                <text:p>stos</text:p>
              </table:table-cell>
              <table:table-cell office:value-type="string">
                <text:p>lis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24">
                <text:p>0.024</text:p>
              </table:table-cell>
              <table:table-cell office:value-type="float" office:value="0.024">
                <text:p>0.02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266">
                <text:p>0.266</text:p>
              </table:table-cell>
              <table:table-cell office:value-type="float" office:value="0.25">
                <text:p>0.25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536">
                <text:p>0.536</text:p>
              </table:table-cell>
              <table:table-cell office:value-type="float" office:value="0.529">
                <text:p>0.529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783">
                <text:p>0.783</text:p>
              </table:table-cell>
              <table:table-cell office:value-type="float" office:value="0.776">
                <text:p>0.776</text:p>
              </table:table-cell>
              <table:table-cell office:value-type="float" office:value="0.249">
                <text:p>0.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